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Text_20_body">
      <style:text-properties officeooo:rsid="010e431a" officeooo:paragraph-rsid="010e431a"/>
    </style:style>
    <style:style style:name="P70" style:family="paragraph" style:parent-style-name="Heading_20_1">
      <style:paragraph-properties fo:margin-top="0cm" fo:margin-bottom="0cm" style:contextual-spacing="false"/>
    </style:style>
    <style:style style:name="P71" style:family="paragraph" style:parent-style-name="Text_20_body">
      <style:text-properties officeooo:paragraph-rsid="0110c8aa"/>
    </style:style>
    <style:style style:name="T1" style:family="text">
      <style:text-properties officeooo:rsid="0110b026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2272086587760">
          <table:table-cell table:style-name="Tabelle1.A1" office:value-type="string">
            <text:h text:style-name="P70" text:outline-level="1"><text:bookmark-start text:name="__RefHeading___Toc453_413504702"/>3<text:span text:style-name="T1">7</text:span> Manual Update History<text:bookmark-end text:name="__RefHeading___Toc453_413504702"/></text:h>
          </table:table-cell>
        </table:table-row>
      </table:table>
      <text:p text:style-name="Text_20_body"/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69">24.09.2020 - <text:span text:style-name="T43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2"> + 25.10.7 + <text:s/>25.10.8</text:span></text:p>
      <text:p text:style-name="P63">1<text:span text:style-name="T40">3</text:span>.08.2020 - Added chapter 25.10.<text:span text:style-name="T40">4 + <text:s/></text:span>25.10.<text:span text:style-name="T41">5</text:span></text:p>
      <text:p text:style-name="P62">11.08.2020 - Added chapter 25.10.3</text:p>
      <text:p text:style-name="P61"><text:span text:style-name="T39">10.</text:span>08.2020 - <text:span text:style-name="T37">Added chapter 25.10.2</text:span></text:p>
      <text:p text:style-name="P60">0<text:span text:style-name="T38">8</text:span>.08.2020 - <text:span text:style-name="T37">Added chapter 25.10 <text:s/>and 25.10.1</text:span></text:p>
      <text:p text:style-name="P60">0<text:span text:style-name="T37">7</text:span>.08.2020 - <text:span text:style-name="T37">Added chapters around 25.9, Particles tab</text:span></text:p>
      <text:p text:style-name="P59">04.08.2020 - Update<text:span text:style-name="T36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5">8</text:span>.07.2020 - UV Editor <text:span text:style-name="T34">, added chapters 25.12 around the object data tab</text:span></text:p>
      <text:p text:style-name="P55">22.07.2020 - UV Editor <text:span text:style-name="T34">, added documentation for</text:span> U<text:span text:style-name="T34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3">12.07.2020 - </text:span>Added chapter 25.8.<text:span text:style-name="T33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2">, Update chapter 7.2.2</text:span></text:p>
      <text:p text:style-name="P49">01.07.2020 - Added chapter 25.11 Editors - Properties Editor - Object Constraints Tab</text:p>
      <text:p text:style-name="P48"><text:span text:style-name="T31">30</text:span>.06.2020 - <text:span text:style-name="T30">Updated chapter 25.7</text:span></text:p>
      <text:p text:style-name="P47">2<text:span text:style-name="T29">9</text:span>.06.2020 - Update<text:span text:style-name="T28">d</text:span> <text:span text:style-name="T29">chapters 12, 20 and 25.4, added chapter 25.5</text:span></text:p>
      <text:p text:style-name="Text_20_body"><text:soft-page-break/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6"><text:span text:style-name="T27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6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5">.2020</text:span> - Manual update for upcoming Bforartists 2.1.0 version</text:p>
      <text:p text:style-name="P35">2<text:span text:style-name="T24">8</text:span>.05.2020 - Manual update for upcoming Bforartists 2.1.0 version</text:p>
      <text:p text:style-name="P34">01.06.2020 - Added chapters 17 around Graph Editor</text:p>
      <text:p text:style-name="P34">2<text:span text:style-name="T24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3">6</text:span>.04.2020 - Updated the manual for Bforartists <text:span text:style-name="T23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4">20.02.2020 - Update<text:span text:style-name="T20">d</text:span> chapter 8.3.1<text:span text:style-name="T20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9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8">8</text:span>.12.2019 - added chapter<text:span text:style-name="T18"> </text:span>9.1.3 Editors - UV Editor - Header - Image Menu.pdf</text:p>
      <text:p text:style-name="P14">1<text:span text:style-name="T17">7</text:span>.12.2019 - added chapter<text:span text:style-name="T17"> 9.1.2 Editors - UV Editor - Header - Select Menu.pdf</text:span></text:p>
      <text:p text:style-name="P13">16.12.2019 - added chapter 9 Editors - UV Editor.pdf<text:span text:style-name="T16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3">8</text:span>.11.2019 - added chapter 8.1.2 Editors - Image Editor - Header - Image menu.pdf</text:p>
      <text:p text:style-name="P9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8">1<text:span text:style-name="T10">6</text:span>.11.2019 - added chapter 8 Editors - Image Editor.pdf<text:span text:style-name="T11">, Update chapter 6 Editors introduction.pdf</text:span></text:p>
      <text:p text:style-name="P8">15.11.2019 - added chapter 7.3.1 Editors - 3D View - Sidebar - Mini Lightlib.pdf</text:p>
      <text:p text:style-name="P7"><text:span text:style-name="T7">14</text:span>.11.2019 <text:span text:style-name="T9">- added chapter 7.3 Editors - 3D View - Sidebar.pdf</text:span></text:p>
      <text:p text:style-name="P6"><text:span text:style-name="T7">11</text:span>.11.2019 <text:span text:style-name="T9">- added brush menu to chapters 7.2, renamed chapters</text:span></text:p>
      <text:p text:style-name="P5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6">9</text:span>.11.2019 - Added chapter 7.1.14 Editors - 3D View - Tool Shelf - Grease Pencil - Draw Mode</text:p>
      <text:p text:style-name="P4">0<text:span text:style-name="T5">8</text:span>.11.2019 - Added chapter 7.1.13 Editors - 3D View - Tool Shelf - Grase Pencil - Sculpt Mode.pdf</text:p>
      <text:p text:style-name="P3"><text:soft-page-break/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0b02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7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47M57S</meta:editing-duration>
    <meta:editing-cycles>247</meta:editing-cycles>
    <meta:generator>LibreOffice/7.0.4.2$Windows_X86_64 LibreOffice_project/dcf040e67528d9187c66b2379df5ea4407429775</meta:generator>
    <dc:date>2021-01-26T09:49:41.195000000</dc:date>
    <meta:document-statistic meta:table-count="1" meta:image-count="0" meta:object-count="0" meta:page-count="6" meta:paragraph-count="157" meta:word-count="2279" meta:character-count="12966" meta:non-whitespace-character-count="10828"/>
    <meta:template xlink:type="simple" xlink:actuate="onRequest" xlink:title="standard1cm" xlink:href="../../../../AppData/Roaming/LibreOffice/4/user/template/standard1cm.ott" meta:date="2016-03-28T18:47:57.125000000"/>
  </office:meta>
</office:document-meta>
</file>